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TypeGeneratorTask.buildUriL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xisTypeGeneratorTask.setWsdlSrc( String wsdl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xisTypeGeneratorTask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xisTypeGeneratorTask.isFile(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xisTypeGeneratorTask.setOutputDir( File out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ilter.accept( Fi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TypeGeneratorTask.isUrl(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